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3b1b" officeooo:paragraph-rsid="00033b1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33b1b" officeooo:paragraph-rsid="000460b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oš Tomašov, Ľuda Ondrejova 728/3, Prievidza 971 01</text:p>
      <text:p text:style-name="P1"/>
      <text:p text:style-name="P1"/>
      <text:p text:style-name="P2"/>
      <text:p text:style-name="P2">Ametica</text:p>
      <text:p text:style-name="P2">M. Falešníka 438/18</text:p>
      <text:p text:style-name="P2">971 01 Prievidza</text:p>
      <text:p text:style-name="P2"/>
      <text:p text:style-name="P3">Prievidza 07.02.2024</text:p>
      <text:p text:style-name="P3"/>
      <text:p text:style-name="P2">Vážení páni,</text:p>
      <text:p text:style-name="P2"/>
      <text:p text:style-name="P4">Obraciam sa na vás so žiadosťou o pracovné miesto ako Junior PHP Developer v Back–ende od 14.2.2024. Reagujem na vašú podstránku s názvom “Kariéra”.</text:p>
      <text:p text:style-name="P2"/>
      <text:p text:style-name="P2"><text:tab/>K Vašej firme som sa dostal prostredníctvom okolia a internetového prehľiadača a zapáčili sa mi pracovné pozície a vzdelanie, ktoré sa môžem na učiť pri spolupráci s vami. Preto sa aj naďalej pozerám na pracovanie vo Vašej firme ako programátor, ktorý ma záujem sa stále učiť niečomu novému, tak isto ako to aj hneď aplikovať do praxe. Mám 4 ročnú prax ako programátor v rôznych jazykoch a knižniciach. Od Web stránok, po Game development až po prácu s micro počítačmi</text:p>
      <text:p text:style-name="P2"/>
      <text:p text:style-name="P2">Ak Vás môj životopis a schopnosti zaujali, rád Vám ďalšie informácie doplním na osobnom pohovore.</text:p>
      <text:p text:style-name="P2"/>
      <text:p text:style-name="P2">Prosím o skóru odpoveď</text:p>
      <text:p text:style-name="P2"/>
      <text:p text:style-name="P2">S pozdravom</text:p>
      <text:p text:style-name="P2"/>
      <text:p text:style-name="P2"/>
      <text:p text:style-name="P3">Maroš Tomašo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9:54:31.427369438</meta:creation-date>
    <dc:date>2024-03-14T09:59:41.627496145</dc:date>
    <meta:editing-duration>PT9M51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1" meta:paragraph-count="12" meta:word-count="147" meta:character-count="887" meta:non-whitespace-character-count="752"/>
  </office:meta>
</office:document-meta>
</file>